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true"/>
    </style:style>
    <style:style style:name="P2" style:family="paragraph" style:parent-style-name="WollMuxVerfuegungspunkt1">
      <style:text-properties text:display="none"/>
    </style:style>
    <style:style style:name="P3" style:family="paragraph" style:parent-style-name="Fußzeile_5f_Wollmux">
      <style:text-properties text:display="tru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true"/>
    </style:style>
    <style:style style:name="P6" style:family="paragraph" style:parent-style-name="Fließtext">
      <style:text-properties text:display="none"/>
    </style:style>
    <style:style style:name="P7" style:family="paragraph">
      <style:paragraph-properties fo:text-align="center"/>
    </style:style>
    <style:style style:name="P8"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28")</text:p>
       <text:p>    (ID "#SB" VALUE "28")</text:p>
       <text:p>    (ID "Zahl" VALUE "28")</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8"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7" svg:x1="-2.499cm" svg:y1="4.9cm" svg:x2="-1.599cm" svg:y2="4.9cm">
      <text:p/>
     </draw:line><draw:line text:anchor-type="paragraph" draw:z-index="1" draw:name="Faltmarke unten" draw:style-name="gr1" draw:text-style-name="P7"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28</text:database-display></text:p>
      <text:p text:style-name="WollMuxVerfuegungspunktAbdruck"><text:span text:style-name="WollMuxRoemischeZiffer"><text:span text:style-name="T2">II.<text:tab/></text:span></text:span><text:span text:style-name="T2">Abdruck von I.</text:span></text:p>
      <text:p text:style-name="P6">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6"/>
      <text:p text:style-name="WollMuxVerfuegungspunktAbdruck"><text:span text:style-name="WollMuxRoemischeZiffer"><text:span text:style-name="T1">III.<text:tab/></text:span></text:span><text:span text:style-name="T1">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1</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2:08</dc:date>
    <meta:editing-cycles>2</meta:editing-cycles>
    <meta:editing-duration>PT2S</meta:editing-duration>
    <meta:user-defined meta:name="Info 1"/>
    <meta:user-defined meta:name="Info 2"/>
    <meta:user-defined meta:name="Info 3"/>
    <meta:user-defined meta:name="Info 4"/>
    <meta:document-statistic meta:table-count="1" meta:image-count="2" meta:object-count="0" meta:page-count="1" meta:paragraph-count="34" meta:word-count="370" meta:character-count="2475"/>
  </office:meta>
</office:document-meta>
</file>